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941" officeooo:paragraph-rsid="00129941"/>
    </style:style>
    <style:style style:name="P2" style:family="paragraph" style:parent-style-name="Standard">
      <style:text-properties officeooo:paragraph-rsid="00129941"/>
    </style:style>
    <style:style style:name="P3" style:family="paragraph" style:parent-style-name="Standard">
      <style:text-properties fo:color="#c9211e" style:font-name="Liberation Mono" fo:font-size="10.5pt" fo:font-weight="normal" officeooo:rsid="001380c5" officeooo:paragraph-rsid="00135578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Mono" fo:font-size="10pt" fo:font-weight="normal" officeooo:rsid="00129941" officeooo:paragraph-rsid="00129941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Mono" fo:font-size="10pt" fo:font-weight="normal" officeooo:rsid="00129941" officeooo:paragraph-rsid="00194d52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135578" officeooo:paragraph-rsid="0013557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Mono" fo:font-size="12pt" fo:font-weight="bold" officeooo:rsid="00129941" officeooo:paragraph-rsid="00129941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Mono" fo:font-size="12pt" fo:font-weight="bold" officeooo:rsid="0013f415" officeooo:paragraph-rsid="0013f41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Mono" fo:font-size="10.5pt" fo:font-weight="normal" officeooo:rsid="00129941" officeooo:paragraph-rsid="00129941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Liberation Mono" fo:font-size="10.5pt" fo:font-weight="normal" officeooo:rsid="001380c5" officeooo:paragraph-rsid="0013557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Mono" officeooo:paragraph-rsid="0013f415"/>
    </style:style>
    <style:style style:name="T1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Liberation Mono" fo:font-size="10pt" fo:font-weight="normal" officeooo:rsid="00129941" style:font-size-asian="10pt" style:font-weight-asian="normal" style:font-size-complex="10pt" style:font-weight-complex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0.5pt" style:font-size-asian="10.5pt" style:font-size-complex="10.5pt"/>
    </style:style>
    <style:style style:name="T5" style:family="text">
      <style:text-properties style:font-name="Ubuntu" fo:font-size="10.5pt" officeooo:rsid="001380c5" style:font-size-asian="10.5pt" style:font-size-complex="10.5pt"/>
    </style:style>
    <style:style style:name="T6" style:family="text">
      <style:text-properties style:font-name="Ubuntu" fo:font-size="10.5pt" officeooo:rsid="0013aa05" style:font-size-asian="10.5pt" style:font-size-complex="10.5pt"/>
    </style:style>
    <style:style style:name="T7" style:family="text">
      <style:text-properties style:font-name="Ubuntu" fo:font-size="10.5pt" fo:font-weight="normal" officeooo:rsid="001380c5" style:font-size-asian="10.5pt" style:font-weight-asian="normal" style:font-size-complex="10.5pt" style:font-weight-complex="normal"/>
    </style:style>
    <style:style style:name="T8" style:family="text">
      <style:text-properties style:font-name="Ubuntu" fo:font-size="10.5pt" fo:font-weight="normal" officeooo:rsid="0013f415" style:font-size-asian="10.5pt" style:font-weight-asian="normal" style:font-size-complex="10.5pt" style:font-weight-complex="normal"/>
    </style:style>
    <style:style style:name="T9" style:family="text">
      <style:text-properties style:font-name="Ubuntu" officeooo:rsid="001380c5"/>
    </style:style>
    <style:style style:name="T10" style:family="text">
      <style:text-properties officeooo:rsid="0013aa05"/>
    </style:style>
    <style:style style:name="T11" style:family="text">
      <style:text-properties fo:color="#c9211e" style:font-name="Liberation Mono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c9211e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c9211e" style:font-name="Liberation Mono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129941" style:font-size-asian="10pt" style:font-weight-asian="normal" style:font-size-complex="10pt" style:font-weight-complex="normal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013aa05" style:font-size-asian="10.5pt" style:font-size-complex="10.5pt"/>
    </style:style>
    <style:style style:name="T18" style:family="text">
      <style:text-properties fo:font-size="10.5pt" officeooo:rsid="001380c5" style:font-size-asian="10.5pt" style:font-size-complex="10.5pt"/>
    </style:style>
    <style:style style:name="T19" style:family="text">
      <style:text-properties fo:font-size="10.5pt" officeooo:rsid="00194d52" style:font-size-asian="10.5pt" style:font-size-complex="10.5pt"/>
    </style:style>
    <style:style style:name="T20" style:family="text">
      <style:text-properties fo:font-size="10.5pt" fo:font-weight="normal" officeooo:rsid="001380c5" style:font-size-asian="10.5pt" style:font-weight-asian="normal" style:font-size-complex="10.5pt" style:font-weight-complex="normal"/>
    </style:style>
    <style:style style:name="T21" style:family="text">
      <style:text-properties fo:font-size="10.5pt" fo:font-weight="normal" officeooo:rsid="0013f415" style:font-size-asian="10.5pt" style:font-weight-asian="normal" style:font-size-complex="10.5pt" style:font-weight-complex="normal"/>
    </style:style>
    <style:style style:name="T22" style:family="text">
      <style:text-properties officeooo:rsid="001380c5"/>
    </style:style>
    <style:style style:name="T23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24" style:family="text">
      <style:text-properties style:font-name="Liberation Mono" fo:font-size="10pt" fo:font-weight="normal" officeooo:rsid="00129941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wiki.ros.org/astra_camera" text:style-name="Internet_20_link" text:visited-style-name="Visited_20_Internet_20_Link"><text:span text:style-name="T1">http://wiki.ros.org/astra_camera</text:span></text:a></text:p>
      <text:p text:style-name="P4"/>
      <text:p text:style-name="P5">This package supports ROS Kinetic and Melodic.</text:p>
      <text:p text:style-name="P5"/>
      <text:p text:style-name="P5"/>
      <text:p text:style-name="P5"/>
      <text:p text:style-name="P8"/>
      <text:p text:style-name="P8"><text:span text:style-name="T10">I<text:tab/></text:span>Installation -noetic issues:</text:p>
      <text:p text:style-name="P5"/>
      <text:p text:style-name="P5"/>
      <text:p text:style-name="P2"><text:span text:style-name="T2">1.<text:tab/></text:span><text:span text:style-name="Source_20_Text"><text:span text:style-name="T11">Unable to locate package ros-noetic-libuvc:</text:span></text:span></text:p>
      <text:p text:style-name="P5"/>
      <text:p text:style-name="P1"><text:span text:style-name="T1"><text:tab/></text:span><text:a xlink:type="simple" xlink:href="https://answers.ros.org/question/361536/astra-camera-on-noetic-and-ubuntu-" text:style-name="Internet_20_link" text:visited-style-name="Visited_20_Internet_20_Link"><text:span text:style-name="T1">https://answers.ros.org/question/361536/astra-camera-on-noetic-and-ubuntu-</text:span></text:a><text:a xlink:type="simple" xlink:href="https://answers.ros.org/question/361536/astra-camera-on-noetic-and-ubuntu-focal/" text:style-name="Internet_20_link" text:visited-style-name="Visited_20_Internet_20_Link"><text:span text:style-name="T1"><text:tab/>focal/</text:span></text:a></text:p>
      <text:p text:style-name="P5"/>
      <text:p text:style-name="P5"><text:tab/><text:span text:style-name="T10">1.<text:tab/><text:tab/></text:span><text:span text:style-name="T16">sudo apt install libuvc<text:tab/><text:tab/>-OK</text:span></text:p>
      <text:p text:style-name="P6"><text:span text:style-name="T16"><text:tab/></text:span><text:span text:style-name="T17">2., 3.<text:tab/>clone libuvc_ros/camera <text:tab/></text:span></text:p>
      <text:p text:style-name="P6"><text:span text:style-name="T17"><text:tab/><text:tab/><text:tab/><text:tab/><text:tab/>-unintalled – unable to build <text:tab/></text:span></text:p>
      <text:p text:style-name="P6"><text:span text:style-name="T17"><text:tab/><text:tab/><text:tab/><text:tab/><text:tab/>-</text:span><text:span text:style-name="T19">can be skipped</text:span><text:span text:style-name="T17"><text:tab/><text:tab/><text:tab/><text:tab/><text:tab/><text:tab/><text:tab/> </text:span></text:p>
      <text:p text:style-name="P10"/>
      <text:p text:style-name="P7"><text:span text:style-name="T16">2.<text:tab/>Skipped filter settings <text:s/></text:span><text:span text:style-name="T18">(1.1.)</text:span></text:p>
      <text:p text:style-name="P11"/>
      <text:p text:style-name="P11"/>
      <text:p text:style-name="P11"/>
      <text:p text:style-name="P9"><text:span text:style-name="T22">I</text:span>I<text:tab/>Run astra_camera</text:p>
      <text:p text:style-name="P11"/>
      <text:p text:style-name="P11"/>
      <text:p text:style-name="P12"><text:span text:style-name="T20">1. <text:s/><text:tab/></text:span><text:span text:style-name="T18">roslaunch astra_camera astra.launch </text:span><text:span text:style-name="T21">(or roslaunch astra_camera stereo_s.launch)</text:span></text:p>
      <text:p text:style-name="P11"/>
      <text:p text:style-name="P3">Resource not found: rgbd_launch</text:p>
      <text:p text:style-name="P3">ROS path [0]=/opt/ros/noetic/share/ros</text:p>
      <text:p text:style-name="P3">ROS path [1]=/home/ladak/catkin_ws/src</text:p>
      <text:p text:style-name="P3">ROS path [2]=/opt/ros/noetic/share</text:p>
      <text:p text:style-name="P3">The traceback for the exception was written to the log file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7:18:35.314594686</meta:creation-date>
    <meta:generator>LibreOffice/6.4.7.2$Linux_X86_64 LibreOffice_project/40$Build-2</meta:generator>
    <dc:date>2021-12-23T19:12:36.228299096</dc:date>
    <meta:editing-duration>PT46M7S</meta:editing-duration>
    <meta:editing-cycles>5</meta:editing-cycles>
    <meta:document-statistic meta:table-count="0" meta:image-count="0" meta:object-count="0" meta:page-count="1" meta:paragraph-count="17" meta:word-count="77" meta:character-count="703" meta:non-whitespace-character-count="612"/>
  </office:meta>
</office:document-meta>
</file>